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c89" officeooo:paragraph-rsid="00161c89"/>
    </style:style>
    <style:style style:name="P2" style:family="paragraph" style:parent-style-name="Standard">
      <style:text-properties officeooo:rsid="00161c89" officeooo:paragraph-rsid="0019abbd"/>
    </style:style>
    <style:style style:name="P3" style:family="paragraph" style:parent-style-name="Standard">
      <style:text-properties officeooo:rsid="00175f34" officeooo:paragraph-rsid="00175f34"/>
    </style:style>
    <style:style style:name="P4" style:family="paragraph" style:parent-style-name="Standard">
      <style:text-properties officeooo:rsid="0019abbd" officeooo:paragraph-rsid="0019abbd"/>
    </style:style>
    <style:style style:name="P5" style:family="paragraph" style:parent-style-name="Standard">
      <style:text-properties officeooo:rsid="001a4986" officeooo:paragraph-rsid="001a4986"/>
    </style:style>
    <style:style style:name="P6" style:family="paragraph" style:parent-style-name="Standard">
      <style:text-properties officeooo:paragraph-rsid="001a4986"/>
    </style:style>
    <style:style style:name="P7" style:family="paragraph" style:parent-style-name="Standard">
      <style:text-properties officeooo:rsid="001ace54" officeooo:paragraph-rsid="001ace54"/>
    </style:style>
    <style:style style:name="T1" style:family="text">
      <style:text-properties officeooo:rsid="001a4986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4986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os de contacto:</text:p>
      <text:p text:style-name="P3"/>
      <text:p text:style-name="P3">Facebook: <text:a xlink:type="simple" xlink:href="https://www.facebook.com/oAveo" text:style-name="Internet_20_link" text:visited-style-name="Visited_20_Internet_20_Link">https://www.facebook.com/oAveo</text:a></text:p>
      <text:p text:style-name="P3">cel/whatsapp: 4421795968</text:p>
      <text:p text:style-name="P3">correo: <text:a xlink:type="simple" xlink:href="mailto:aveprime@gmail.com" text:style-name="Internet_20_link" text:visited-style-name="Visited_20_Internet_20_Link">aveprime@gmail.com</text:a></text:p>
      <text:p text:style-name="P3"/>
      <text:p text:style-name="P1"/>
      <text:p text:style-name="P4">Primer Hito</text:p>
      <text:p text:style-name="P4">Se generara la arquitectura básica de un sistema que permita que un restaurante se registre para recibir reservaciones y consultarlas. </text:p>
      <text:p text:style-name="P4">Definiremos las características a desarrollar y <text:s/>se generaran los modelos <text:span text:style-name="T1">pertinentes</text:span></text:p>
      <text:p text:style-name="P2"/>
      <text:p text:style-name="P2">Instrucciones:</text:p>
      <text:p text:style-name="P2"/>
      <text:p text:style-name="P4">En el archivo de excel “Construcción” colocaran toda característica que se les ocurra que debe llevar <text:span text:style-name="T1">el sistema , deberán registrar su nombre completo por cada característica que encuentren, <text:s/>deben proporcionar un mínimo de 5 características y un máximo de 20 características. </text:span></text:p>
      <text:p text:style-name="P4"/>
      <text:p text:style-name="P5">Si colocan una característica que hubiera escrito otro de sus compañeros pierden un punto de su calificación final . <text:s/></text:p>
      <text:p text:style-name="P5"/>
      <text:p text:style-name="P5">No colocar el mínimo de características <text:s/>es un punto menos sobre su calificación final.</text:p>
      <text:p text:style-name="P5"/>
      <text:p text:style-name="P5">Pueden complementar otras caracteristicas por ejemplo:</text:p>
      <text:p text:style-name="P5"/>
      <text:p text:style-name="P6"><text:span text:style-name="T1">La característica 7 menciona “ </text:span><text:span text:style-name="T2">El modelo restaurante debe tener los campos: Nombre, ubicación, numero de mesas, tipo de comida, tiempo de espera, rango de precios.” <text:s/></text:span><text:span text:style-name="T3">Y ustedes pueden agregar: <text:s/>“Considero que también deberíamos agregar el numero de teléfono y correo para que las personas puedan hacer contacto directo aunado a los campos que ya menciona la característica 7 ”.</text:span></text:p>
      <text:p text:style-name="P6"><text:span text:style-name="T3"/></text:p>
      <text:p text:style-name="P5"><text:span text:style-name="T2">Las características que complementen a otras <text:s/>deben de tener justificación y hacer referencia al numero de la característica que complementen.</text:span></text:p>
      <text:p text:style-name="P5"><text:span text:style-name="T2"/></text:p>
      <text:p text:style-name="P5"><text:span text:style-name="T2"/></text:p>
      <text:p text:style-name="P5"><text:span text:style-name="T2">Este documento se deja de editar el día 28/04/2017 a las 17:00 horas </text:span></text:p>
      <text:p text:style-name="P5"><text:span text:style-name="T2"/></text:p>
      <text:p text:style-name="P7"><text:span text:style-name="T2">A partir del Lunes comienza el siguiente Hito en el que estaremos programando las características y según su avance individual asistirán o no a la siguiente clase.</text:span></text:p>
      <text:p text:style-name="P7"><text:span text:style-name="T2"><text:s/></text:span></text:p>
      <text:p text:style-name="P7"><text:span text:style-name="T3">O</text:span><text:span text:style-name="T2">BSERVACIONES:</text:span></text:p>
      <text:p text:style-name="P7"><text:span text:style-name="T2"/></text:p>
      <text:p text:style-name="P7"><text:span text:style-name="T2">La entrega de datos de este sistema web sera por medio de REST por lo cual tienen que instalar Django Rest Framework e ir documentose al respecto para mostrar los modelos como un JSON.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0:19:27.378036625</meta:creation-date>
    <dc:date>2017-04-28T01:35:50.317929554</dc:date>
    <meta:editing-duration>PT3M28S</meta:editing-duration>
    <meta:editing-cycles>1</meta:editing-cycles>
    <meta:document-statistic meta:table-count="0" meta:image-count="0" meta:object-count="0" meta:page-count="1" meta:paragraph-count="19" meta:word-count="279" meta:character-count="1839" meta:non-whitespace-character-count="1566"/>
    <meta:generator>LibreOffice/5.2.2.2$Linux_X86_64 LibreOffice_project/20m0$Build-2</meta:generator>
  </office:meta>
</office:document-meta>
</file>